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02.39pt"/>
    </style:style>
    <style:style style:name="co19" style:family="table-column">
      <style:table-column-properties fo:break-before="auto" style:column-width="70.89pt"/>
    </style:style>
    <style:style style:name="co20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4]" office:value-type="currency" office:currency="USD" office:value="9.61" calcext:value-type="currency">
            <text:p>$9.61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9.61" calcext:value-type="currency">
            <text:p>$9.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6]" office:value-type="currency" office:currency="USD" office:value="7.0595" calcext:value-type="currency">
            <text:p>$7.06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7.0595" calcext:value-type="currency">
            <text:p>$7.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32.6763" calcext:value-type="currency">
            <text:p>$132.68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8" calcext:value-type="float">
            <text:p>8</text:p>
          </table:table-cell>
          <table:table-cell table:formula="of:=[.G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47" calcext:value-type="currency">
            <text:p>$0.47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age Regulator</text:p>
          </table:table-cell>
          <table:table-cell/>
          <table:table-cell office:value-type="string" calcext:value-type="string">
            <text:p>998-MIC5504-3.3YM5TR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841-BAT54GWX</text:p>
          </table:table-cell>
          <table:table-cell office:value-type="string" calcext:value-type="string">
            <text:p>Nexperia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4" calcext:value-type="currency">
            <text:p>$0.14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Nexperia/BAT54GWX?qs=sGAEpiMZZMtQ8nqTKtFS%2fH6mLkoTnrFeT%2fM88LTEbHJnq%252btE3PrBm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– 3.3V</text:p>
          </table:table-cell>
          <table:table-cell/>
          <table:table-cell office:value-type="string" calcext:value-type="string">
            <text:p>863-SZESD8351HT1G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G8]*[.H8]" office:value-type="currency" office:currency="USD" office:value="0.39" calcext:value-type="currency">
            <text:p>$0.39</text:p>
          </table:table-cell>
          <table:table-cell office:value-type="string" calcext:value-type="string">
            <text:p>SOD-323-2</text:p>
          </table:table-cell>
          <table:table-cell office:value-type="string" calcext:value-type="string">
            <text:p>https://www.mouser.com/ProductDetail/ON-Semiconductor/SZESD8351HT1G?qs=sGAEpiMZZMsItbzKdwyIe4AeECocaLZQvolZwtfxWoQjvZ5kZH58dg%3d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– 5V</text:p>
          </table:table-cell>
          <table:table-cell/>
          <table:table-cell office:value-type="string" calcext:value-type="string">
            <text:p>863-SZESD7361HT1G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39" calcext:value-type="currency">
            <text:p>$0.39</text:p>
          </table:table-cell>
          <table:table-cell office:value-type="string" calcext:value-type="string">
            <text:p>SOD-323-2</text:p>
          </table:table-cell>
          <table:table-cell office:value-type="string" calcext:value-type="string">
            <text:p>https://www.mouser.com/ProductDetail/ON-Semiconductor/SZESD7361HT1G?qs=sGAEpiMZZMsItbzKdwyIe%252b3Kw531cnjlxcc92cD3u%252bYXmd2jAlXUqQ%3d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470 pF Capacitor</text:p>
          </table:table-cell>
          <table:table-cell office:value-type="string" calcext:value-type="string">
            <text:p>Line Cap</text:p>
          </table:table-cell>
          <table:table-cell office:value-type="string" calcext:value-type="string">
            <text:p>710-885012207006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06?qs=sGAEpiMZZMsh%252b1woXyUXj4jKQI6sNRw6s3a9bDV7yCw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10 nF Capacitor</text:p>
          </table:table-cell>
          <table:table-cell office:value-type="string" calcext:value-type="string">
            <text:p>Buffer Cap</text:p>
          </table:table-cell>
          <table:table-cell office:value-type="string" calcext:value-type="string">
            <text:p>77-VJ1206Y103KXQC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1]*[.H11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<text:s/>in</text:p>
          </table:table-cell>
          <table:table-cell office:value-type="string" calcext:value-type="string">
            <text:p>https://www.mouser.com/ProductDetail/Vishay-Vitramon/VJ1206Y103KXQCW1BC?qs=sGAEpiMZZMsh%252b1woXyUXjzIzq4oH0pauy9RJGMjPrhU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 uF Capacitor</text:p>
          </table:table-cell>
          <table:table-cell/>
          <table:table-cell office:value-type="string" calcext:value-type="string">
            <text:p>77-VJ1206Y105MXQ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QTW1BC?qs=sGAEpiMZZMsh%252b1woXyUXjwugGoz5m68RDrl6h5RVCDk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3]*[.H13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3" calcext:value-type="float">
            <text:p>3</text:p>
          </table:table-cell>
          <table:table-cell table:formula="of:=[.G14]*[.H14]" office:value-type="currency" office:currency="USD" office:value="0.3" calcext:value-type="currency">
            <text:p>$0.3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652-CR1206-FX1000GLF</text:p>
          </table:table-cell>
          <table:table-cell office:value-type="string" calcext:value-type="string">
            <text:p>Bourns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Bourns/CR1206-FX-1000GLF?qs=sGAEpiMZZMtlubZbdhIBICIt3wBox2Qh61sOOmVz8%2fc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7]*[.H17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9]*[.H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5" calcext:value-type="float">
            <text:p>5</text:p>
          </table:table-cell>
          <table:table-cell table:formula="of:=[.G20]*[.H20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20])" office:value-type="currency" office:currency="USD" office:value="7.0595" calcext:value-type="currency">
            <text:p>$7.06</text:p>
          </table:table-cell>
          <table:table-cell table:number-columns-repeated="2"/>
        </table:table-row>
      </table:table>
      <table:table table:name="HAT" table:style-name="ta1">
        <table:table-column table:style-name="co15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4"/>
          <table:table-cell table:formula="of:=[.G3]*[.H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3"/>
          <table:table-cell table:style-name="Default"/>
          <table:table-cell/>
          <table:table-cell table:formula="of:=[.G4]*[.H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470 pF Capacitor</text:p>
          </table:table-cell>
          <table:table-cell office:value-type="string" calcext:value-type="string">
            <text:p>Line Cap</text:p>
          </table:table-cell>
          <table:table-cell office:value-type="string" calcext:value-type="string">
            <text:p>710-885012207006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06?qs=sGAEpiMZZMsh%252b1woXyUXj4jKQI6sNRw6s3a9bDV7yCw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 nF Capacitor</text:p>
          </table:table-cell>
          <table:table-cell office:value-type="string" calcext:value-type="string">
            <text:p>Buffer Cap</text:p>
          </table:table-cell>
          <table:table-cell office:value-type="string" calcext:value-type="string">
            <text:p>77-VJ1206Y103KXQC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G6]*[.H6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<text:s/>in</text:p>
          </table:table-cell>
          <table:table-cell office:value-type="string" calcext:value-type="string">
            <text:p>https://www.mouser.com/ProductDetail/Vishay-Vitramon/VJ1206Y103KXQCW1BC?qs=sGAEpiMZZMsh%252b1woXyUXjzIzq4oH0pauy9RJGMjPrh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G7]*[.H7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10 Ohm Resistor</text:p>
          </table:table-cell>
          <table:table-cell/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8]*[.H8]" office:value-type="currency" office:currency="USD" office:value="0.1" calcext:value-type="currency">
            <text:p>$0.1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 – 3.3V</text:p>
          </table:table-cell>
          <table:table-cell/>
          <table:table-cell office:value-type="string" calcext:value-type="string">
            <text:p>863-SZESD8351HT1G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8" calcext:value-type="float">
            <text:p>8</text:p>
          </table:table-cell>
          <table:table-cell table:formula="of:=[.G9]*[.H9]" office:value-type="currency" office:currency="USD" office:value="3.12" calcext:value-type="currency">
            <text:p>$3.12</text:p>
          </table:table-cell>
          <table:table-cell table:style-name="ce3" office:value-type="string" calcext:value-type="string">
            <text:p>SOD-323-2</text:p>
          </table:table-cell>
          <table:table-cell office:value-type="string" calcext:value-type="string">
            <text:p>https://www.mouser.com/ProductDetail/ON-Semiconductor/SZESD8351HT1G?qs=sGAEpiMZZMsItbzKdwyIe4AeECocaLZQvolZwtfxWoQjvZ5kZH58dg%3d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Zener Diode – 5V</text:p>
          </table:table-cell>
          <table:table-cell/>
          <table:table-cell office:value-type="string" calcext:value-type="string">
            <text:p>863-SZESD7361HT1G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39" calcext:value-type="currency">
            <text:p>$0.39</text:p>
          </table:table-cell>
          <table:table-cell table:style-name="ce3" office:value-type="string" calcext:value-type="string">
            <text:p>SOD-323-2</text:p>
          </table:table-cell>
          <table:table-cell office:value-type="string" calcext:value-type="string">
            <text:p>https://www.mouser.com/ProductDetail/ON-Semiconductor/SZESD7361HT1G?qs=sGAEpiMZZMsItbzKdwyIe%252b3Kw531cnjlxcc92cD3u%252bYXmd2jAlXUq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595-SN74LV1T34DBVR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float" office:value="4" calcext:value-type="float">
            <text:p>4</text:p>
          </table:table-cell>
          <table:table-cell table:formula="of:=[.G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9.61" calcext:value-type="currency">
            <text:p>$9.61</text:p>
          </table:table-cell>
          <table:table-cell table:number-columns-repeated="2"/>
        </table:table-row>
      </table:table>
      <table:table table:name="Printed Part Costs" table:style-name="ta1">
        <table:table-column table:style-name="co20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5:50:46.66225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28T18:19:38.631178329</dc:date>
    <meta:editing-duration>P1DT10H9M30S</meta:editing-duration>
    <meta:editing-cycles>83</meta:editing-cycles>
    <meta:generator>LibreOffice/6.0.5.2$MacOSX_X86_64 LibreOffice_project/54c8cbb85f300ac59db32fe8a675ff7683cd5a16</meta:generator>
    <dc:creator>David Wright</dc:creator>
    <meta:document-statistic meta:table-count="5" meta:cell-count="565" meta:object-count="0"/>
  </office:meta>
</office:document-meta>
</file>